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Félkövér" style:font-family-generic="modern" style:font-pitch="fixed"/>
    <style:font-face style:name="Courier New1" svg:font-family="'Courier New'" style:font-adornments="Normá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35.34cm" table:align="margins"/>
    </style:style>
    <style:style style:name="Táblázat1.A" style:family="table-column">
      <style:table-column-properties style:column-width="14.136cm" style:rel-column-width="26215*"/>
    </style:style>
    <style:style style:name="Táblázat1.B" style:family="table-column">
      <style:table-column-properties style:column-width="21.204cm" style:rel-column-width="39320*"/>
    </style:style>
    <style:style style:name="Táblázat1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áblázat1.B1" style:family="table-cell">
      <style:table-cell-properties fo:padding="0.097cm" fo:border="0.088cm solid #000000"/>
    </style:style>
    <style:style style:name="Táblázat1.A2" style:family="table-cell">
      <style:table-cell-properties fo:padding="0.097cm" fo:border-left="0.088cm solid #000000" fo:border-right="none" fo:border-top="none" fo:border-bottom="0.088cm solid #000000"/>
    </style:style>
    <style:style style:name="Táblázat1.B2" style:family="table-cell">
      <style:table-cell-properties fo:padding="0.097cm" fo:border-left="0.088cm solid #000000" fo:border-right="0.088cm solid #000000" fo:border-top="none" fo:border-bottom="0.088cm solid #000000"/>
    </style:style>
    <style:style style:name="Táblázat2" style:family="table">
      <style:table-properties style:width="35.34cm" table:align="margins"/>
    </style:style>
    <style:style style:name="Táblázat2.A" style:family="table-column">
      <style:table-column-properties style:column-width="19.251cm" style:rel-column-width="35701*"/>
    </style:style>
    <style:style style:name="Táblázat2.B" style:family="table-column">
      <style:table-column-properties style:column-width="16.088cm" style:rel-column-width="29834*"/>
    </style:style>
    <style:style style:name="Táblázat2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áblázat2.B1" style:family="table-cell">
      <style:table-cell-properties fo:padding="0.097cm" fo:border="0.035cm solid #000000"/>
    </style:style>
    <style:style style:name="Táblázat2.A2" style:family="table-cell">
      <style:table-cell-properties fo:padding="0.097cm" fo:border-left="0.035cm solid #000000" fo:border-right="none" fo:border-top="none" fo:border-bottom="0.035cm solid #000000"/>
    </style:style>
    <style:style style:name="Táblázat2.B2" style:family="table-cell">
      <style:table-cell-properties fo:padding="0.097cm" fo:border-left="0.035cm solid #000000" fo:border-right="0.035cm solid #000000" fo:border-top="none" fo:border-bottom="0.035cm solid #000000"/>
    </style:style>
    <style:style style:name="Táblázat3" style:family="table">
      <style:table-properties style:width="35.34cm" table:align="margins"/>
    </style:style>
    <style:style style:name="Táblázat3.A" style:family="table-column">
      <style:table-column-properties style:column-width="35.34cm" style:rel-column-width="65535*"/>
    </style:style>
    <style:style style:name="Táblázat3.A1" style:family="table-cell">
      <style:table-cell-properties fo:padding="0.097cm" fo:border="0.002cm solid #000000"/>
    </style:style>
    <style:style style:name="Táblázat4" style:family="table">
      <style:table-properties style:width="35.34cm" table:align="margins"/>
    </style:style>
    <style:style style:name="Táblázat4.A" style:family="table-column">
      <style:table-column-properties style:column-width="35.34cm" style:rel-column-width="65535*"/>
    </style:style>
    <style:style style:name="Táblázat4.A1" style:family="table-cell">
      <style:table-cell-properties fo:padding="0.097cm" fo:border="0.002cm solid #000000"/>
    </style:style>
    <style:style style:name="P1" style:family="paragraph" style:parent-style-name="code">
      <style:text-properties fo:language="en" fo:country="US"/>
    </style:style>
    <style:style style:name="P2" style:family="paragraph" style:parent-style-name="code">
      <style:text-properties fo:language="hu" fo:country="HU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code">
      <style:paragraph-properties fo:margin-left="1.251cm" fo:margin-right="0cm" fo:text-indent="0cm" style:auto-text-indent="false"/>
    </style:style>
    <style:style style:name="P5" style:family="paragraph" style:parent-style-name="code">
      <style:paragraph-properties fo:margin-left="1.251cm" fo:margin-right="0cm" fo:text-indent="0cm" style:auto-text-indent="false" fo:break-before="pag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 fo:break-before="pag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hu" fo:country="HU"/>
    </style:style>
    <style:style style:name="P10" style:family="paragraph" style:parent-style-name="code">
      <style:paragraph-properties fo:margin-left="0cm" fo:margin-right="0cm" fo:text-indent="0cm" style:auto-text-indent="false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Text_20_body">
      <style:text-properties fo:language="hu" fo:country="HU"/>
    </style:style>
    <style:style style:name="P13" style:family="paragraph" style:parent-style-name="Table_20_Contents">
      <style:text-properties fo:language="hu" fo:country="HU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Text_20_body" style:list-style-name="L3"/>
    <style:style style:name="P16" style:family="paragraph" style:parent-style-name="Heading_20_1">
      <style:text-properties fo:language="hu" fo:country="HU"/>
    </style:style>
    <style:style style:name="P17" style:family="paragraph" style:parent-style-name="Table_20_Contents" style:list-style-name="L1"/>
    <style:style style:name="P18" style:family="paragraph" style:parent-style-name="Table_20_Contents" style:list-style-name="L2"/>
    <style:style style:name="T1" style:family="text">
      <style:text-properties fo:language="en" fo:country="US"/>
    </style:style>
    <style:style style:name="T2" style:family="text">
      <style:text-properties fo:language="hu" fo:country="HU"/>
    </style:style>
    <style:style style:name="T3" style:family="text">
      <style:text-properties fo:language="hu" fo:country="HU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erypredicates2sql</text:p>
      <text:p text:style-name="Text_20_body"/>
      <text:p text:style-name="Text_20_body">A modul a következő helyen található meg:</text:p>
      <text:p text:style-name="Text_20_body"><text:span text:style-name="code_5f_char">dlog-server\src\prolog_translator\</text:span></text:p>
      <text:p text:style-name="Text_20_body"><text:span text:style-name="code_5f_char"/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14"><text:a xlink:type="simple" xlink:href="#__RefHeading__1218_1272101597" text:style-name="Internet_20_link" text:visited-style-name="Internet_20_link">1Használata<text:tab/>1</text:a></text:p>
          <text:p text:style-name="P14"><text:a xlink:type="simple" xlink:href="#__RefHeading__1220_1272101597" text:style-name="Internet_20_link" text:visited-style-name="Internet_20_link">2Áttekintés<text:tab/>1</text:a></text:p>
          <text:p text:style-name="P14"><text:a xlink:type="simple" xlink:href="#__RefHeading__1222_1272101597" text:style-name="Internet_20_link" text:visited-style-name="Internet_20_link">3PreSqlStruct<text:tab/>2</text:a></text:p>
          <text:p text:style-name="P14"><text:a xlink:type="simple" xlink:href="#__RefHeading__1224_1272101597" text:style-name="Internet_20_link" text:visited-style-name="Internet_20_link">4A használt algoritmus<text:tab/>3</text:a></text:p>
          <text:p text:style-name="P14"><text:a xlink:type="simple" xlink:href="#__RefHeading__1226_1272101597" text:style-name="Internet_20_link" text:visited-style-name="Internet_20_link">5Hívási gráf<text:tab/>3</text:a></text:p>
          <text:p text:style-name="P14"><text:a xlink:type="simple" xlink:href="#__RefHeading__1228_1272101597" text:style-name="Internet_20_link" text:visited-style-name="Internet_20_link">6Példák<text:tab/>3</text:a></text:p>
        </text:index-body>
      </text:table-of-content>
      <text:p text:style-name="Text_20_body"><text:span text:style-name="code_5f_char"/></text:p>
      <text:h text:style-name="Heading_20_1" text:outline-level="1"><text:bookmark text:name="__RefHeading__1218_1272101597"/>Használata<text:bookmark-end text:name="__RefHeading__1218_1272101597"/></text:h>
      <text:p text:style-name="Text_20_body">A hívásra van egy példa magában a <text:span text:style-name="code_5f_char">query_predicates_to_sql.pl</text:span>-ben is található:</text:p>
      <text:p text:style-name="code">test:-</text:p>
      <text:p text:style-name="code"><text:s text:c="3"/>Query = (normal(c)-[X]),</text:p>
      <text:p text:style-name="code"><text:s text:c="3"/>test_file_to_sql('zsl_test06.tst',SQLQuery,true,Query). </text:p>
      <text:h text:style-name="Heading_20_1" text:outline-level="1"><text:bookmark text:name="__RefHeading__1220_1272101597"/>Áttekintés<text:bookmark-end text:name="__RefHeading__1220_1272101597"/></text:h>
      <text:p text:style-name="Text_20_body"/>
      <text:p text:style-name="Text_20_body">A következő file-ok tartoznak hozzá(m):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code">query_predicates_to_sql.pl</text:p>
          </table:table-cell>
          <table:table-cell table:style-name="Táblázat1.B1" office:value-type="string">
            <text:p text:style-name="Table_20_Contents">Ez a belépési pont. Jó esetben csak ezt kell ismerned.</text:p>
            <text:p text:style-name="Table_20_Contents">Meghívod a következőt:</text:p>
            <text:p text:style-name="Table_20_Contents"><text:span text:style-name="code_5f_char">test_file_to_sql(TstFile,SQLQuery,true,PrologishQuery) </text:span></text:p>
            <text:p text:style-name="Table_20_Contents">és kész.</text:p>
            <text:p text:style-name="Standard"><text:span text:style-name="T2">(PrologishQuery pl.: </text:span><text:span text:style-name="code_5f_char"><text:span text:style-name="T2">Query = ((c)-[X]) </text:span></text:span><text:span text:style-name="T2">, ami a „c” fogalom példányait adja vissza</text:span><text:span text:style-name="T1">)</text:span></text:p>
            <text:p text:style-name="Table_20_Contents">A következőket írja ki a képernyőre: </text:p>
            <text:list xml:id="list38171542" text:style-name="L1">
              <text:list-item>
                <text:p text:style-name="P17">PreSqlStruct: ez egy átmeneti formátum, jó esetben ezzel nem kell törődnöd (<text:a xlink:type="simple" xlink:href="#3.PreSqlStruct|outline">formátumáról később még szó lesz)</text:a></text:p>
              </text:list-item>
              <text:list-item>
                <text:p text:style-name="P17">SQLQuery: kutyaközönséges sql, egyelőre talán még platformfüggetlen is (MySql alatt viszont biztosan megy)</text:p>
              </text:list-item>
            </text:list>
            <text:p text:style-name="Table_20_Contents">Izgalmas predikátumok:</text:p>
            <text:list xml:id="list38164278" text:style-name="L2">
              <text:list-item>
                <text:p text:style-name="P18">plate: „kilapítja” a Prolog query-t , és előállítja a PreSqlStruct-ot </text:p>
              </text:list-item>
            </text:list>
          </table:table-cell>
        </table:table-row>
        <table:table-row>
          <table:table-cell table:style-name="Táblázat1.A2" office:value-type="string">
            <text:p text:style-name="code">presql_struct2sql.pl</text:p>
          </table:table-cell>
          <table:table-cell table:style-name="Táblázat1.B2" office:value-type="string">
            <text:p text:style-name="Table_20_Contents">Őt a <text:span text:style-name="code_5f_char">query_predicates_to_sql.pl </text:span>hívja.</text:p>
            <text:p text:style-name="Table_20_Contents">Megkapja a PreSqlStruct-ot és előállítja az SQLQuery-t.</text:p>
            <text:p text:style-name="Table_20_Contents">Tulajdonképpen ez a legérdekesebb rész. A használt algoritmust lásd később.</text:p>
          </table:table-cell>
        </table:table-row>
        <table:table-row>
          <table:table-cell table:style-name="Táblázat1.A2" office:value-type="string">
            <text:p text:style-name="code">assoc_array.pl</text:p>
          </table:table-cell>
          <table:table-cell table:style-name="Táblázat1.B2" office:value-type="string">
            <text:p text:style-name="Table_20_Contents">Asszociatív tömb, amely egy kulcshoz több elemet is rendelhet. (library(assoc)-ra épül) <text:s/>A <text:span text:style-name="code_5f_char">presql_struct2sql.pl </text:span>használja.</text:p>
          </table:table-cell>
        </table:table-row>
        <table:table-row>
          <table:table-cell table:style-name="Táblázat1.A2" office:value-type="string">
            <text:p text:style-name="code">zsl_util.pl</text:p>
          </table:table-cell>
          <table:table-cell table:style-name="Táblázat1.B2" office:value-type="string">
            <text:p text:style-name="Table_20_Contents">Kiíráshoz, atomok összefűzéséhez, debuggoláshoz tartalmaz néhány segédeljárást.</text:p>
          </table:table-cell>
        </table:table-row>
        <table:table-row>
          <table:table-cell table:style-name="Táblázat1.A2" office:value-type="string">
            <text:p text:style-name="code">debug/presql_struct_mem_test_01.pl</text:p>
          </table:table-cell>
          <table:table-cell table:style-name="Táblázat1.B2" office:value-type="string">
            <text:p text:style-name="Table_20_Contents">A <text:span text:style-name="code_5f_char">presql_struct2sql.pl </text:span>teszteléséhez tartalmaz példákat. (Adott PreSqlStruct-ból csinál SQL-t, memóriában tárolt Abox-szal; nem kell hozzá tst file)</text:p>
          </table:table-cell>
        </table:table-row>
        <table:table-row>
          <table:table-cell table:style-name="Táblázat1.A2" office:value-type="string">
            <text:p text:style-name="code">debug/tst06_02.sql</text:p>
          </table:table-cell>
          <table:table-cell table:style-name="Táblázat1.B2" office:value-type="string">
            <text:p text:style-name="Standard">A <text:span text:style-name="code_5f_char">zsl_test06.tst</text:span>-hez tartozó SQL dump.</text:p>
          </table:table-cell>
        </table:table-row>
      </table:table>
      <text:h text:style-name="Heading_20_1" text:outline-level="1"><text:bookmark text:name="__RefHeading__1222_1272101597"/>PreSqlStruct<text:bookmark-end text:name="__RefHeading__1222_1272101597"/></text:h>
      <text:p text:style-name="Text_20_body">Erre a köztes formára azért van szükség, mert </text:p>
      <text:list xml:id="list38170515" text:style-name="L3">
        <text:list-item>
          <text:p text:style-name="P15">meg kell számozni a táblákat (join-nál hivatkozni kell rájuk valahogy, másrészt a MySQL egyébként is megköveteli, hogy minden táblának legyen neve: nem fog helyetted neki nevet kitalálni)</text:p>
        </text:list-item>
        <text:list-item>
          <text:p text:style-name="P15">ehhez olyan adatstruktúra kell, ahol a struktúra minden eleme megfeleltethető egy adatbázis táblának (ez lehet beágyazott tábla is)</text:p>
        </text:list-item>
      </text:list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code">join(<text:span text:style-name="T1">&lt;</text:span>TID<text:span text:style-name="T1">&gt;</text:span>,<text:span text:style-name="T1">[&lt;Var&gt;],&lt;LambdaBody&gt;)</text:span></text:p>
          </table:table-cell>
          <table:table-cell table:style-name="Táblázat2.B1" office:value-type="string">
            <text:p text:style-name="P13">A törzsében álló elemek „ÉS” kapcsolatban állnak egymással, vagyis a fejrészeik változóin keresztül kötésbe kerülhetnek egymással. Egy ilyen kötés join-ként jelenik meg az SQL lekérdezésben. (Vagyis inkább „WHERE”-ként, de szemantikailag join.)</text:p>
            <text:p text:style-name="P13">Kötés csak az egy szinten levő struktúrák fejei között alakulhat ki.</text:p>
            <text:p text:style-name="Table_20_Contents"><text:span text:style-name="T3">Figyelem</text:span><text:span text:style-name="T2">: a join fejrészében csak egy változó lehet!</text:span></text:p>
          </table:table-cell>
        </table:table-row>
        <table:table-row>
          <table:table-cell table:style-name="Táblázat2.A2" office:value-type="string">
            <text:p text:style-name="P1">union(<text:span text:style-name="T2">&lt;</text:span>TID<text:span text:style-name="T2">&gt;</text:span>,[&lt;Vars&gt;],&lt;UnionBody&gt;)</text:p>
          </table:table-cell>
          <table:table-cell table:style-name="Táblázat2.B2" office:value-type="string">
            <text:p text:style-name="Table_20_Contents">A törzsében szereplő elemek „VAGY” kapcsolatban állnak egymással. <text:s/>Az SQL lekérdezésben „UNION”-ként jelenik meg. <text:s/>*</text:p>
          </table:table-cell>
        </table:table-row>
        <table:table-row>
          <table:table-cell table:style-name="Táblázat2.A2" office:value-type="string">
            <text:p text:style-name="P1">sql_abox(&lt;TID&gt;,[&lt;Vars&gt;],&lt;PredicateName&gt;)</text:p>
          </table:table-cell>
          <table:table-cell table:style-name="Táblázat2.B2" office:value-type="string">
            <text:p text:style-name="Table_20_Contents">A tst file-ban lévő tábladefinícióra történő hivatkozás.*</text:p>
          </table:table-cell>
        </table:table-row>
        <table:table-row>
          <table:table-cell table:style-name="Táblázat2.A2" office:value-type="string">
            <text:p text:style-name="P1">mem_abox(&lt;TID&gt;,[&lt;Vars<text:span text:style-name="T2">&gt;</text:span>],&lt;PredicateName&gt;,[&lt;Instances&gt;]</text:p>
          </table:table-cell>
          <table:table-cell table:style-name="Táblázat2.B2" office:value-type="string">
            <text:p text:style-name="Table_20_Contents">Memóriában (egész pontosan a struktúra törzsében) tárolt adatokra való hivatkozás. &lt;PredicateName&gt; csak tájékoztató jellegű, a program nem hagyatkozik rá</text:p>
          </table:table-cell>
        </table:table-row>
        <table:table-row>
          <table:table-cell table:style-name="Táblázat2.A2" office:value-type="string">
            <text:p text:style-name="code">&lt;TID&gt;</text:p>
          </table:table-cell>
          <table:table-cell table:style-name="Táblázat2.B2" office:value-type="string">
            <text:p text:style-name="Table_20_Contents">TableID: a beágyazott tábla azonosító- száma.</text:p>
          </table:table-cell>
        </table:table-row>
        <table:table-row>
          <table:table-cell table:style-name="Táblázat2.A2" office:value-type="string">
            <text:p text:style-name="code">&lt;Var&gt;</text:p>
          </table:table-cell>
          <table:table-cell table:style-name="Táblázat2.B2" office:value-type="string">
            <text:p text:style-name="Table_20_Contents">egy darab lekötetlen Prolog változó</text:p>
          </table:table-cell>
        </table:table-row>
        <table:table-row>
          <table:table-cell table:style-name="Táblázat2.A2" office:value-type="string">
            <text:p text:style-name="code">&lt;Vars&gt;</text:p>
          </table:table-cell>
          <table:table-cell table:style-name="Táblázat2.B2" office:value-type="string">
            <text:p text:style-name="Table_20_Contents">egy vagy kettő darab lekötetlen Prolog változó</text:p>
          </table:table-cell>
        </table:table-row>
      </table:table>
      <text:p text:style-name="Text_20_body"/>
      <text:p text:style-name="Table_20_Contents"><text:bookmark text:name="aaa"/>* Fejrészében egy vagy két változó lehet, attól függően, hogy törzsében fogalmak vagy szerepek vannak.</text:p>
      <text:p text:style-name="Text_20_body"/>
      <text:p text:style-name="Text_20_body">Példák:</text:p>
      <text:p text:style-name="code"/>
      <text:p text:style-name="code">mem_abox(2,[X],d,[i2,i3,i4,i5])</text:p>
      <text:p text:style-name="code">mem_abox(2,[X,Y],d,[i2-q2,i3-q3,i4-q4,i5-q5])</text:p>
      <text:p text:style-name="code">union(3,[X],[mem_abox(2,[X],d,[i2,i3]),mem_abox(4,[X],e,[i4])])</text:p>
      <text:p text:style-name="P10">join(1,[X],[mem_abox(2,[X],a,[1,2,4]),mem_abox(3,[X],b,[2,3])])</text:p>
      <text:p text:style-name="Standard"/>
      <text:h text:style-name="Heading_20_1" text:outline-level="1"><text:bookmark text:name="__RefHeading__1224_1272101597"/>A használt algoritmus<text:bookmark-end text:name="__RefHeading__1224_1272101597"/></text:h>
      <text:p text:style-name="Text_20_body">A PreSqlStruct feldolgozásában az izgalmas rész az, amikor a lambda a törzséből join-t csinálunk. Ez úgy történik, hogy a törzsben található elemek fejeiből kigyűjtjük a változókat, és minden változóhoz megjegyezzük a táblaazonosítót, és az argumentum pozíciót, ahol előfordult. (Ehhez kell az assoc_array: a kulcs maga a változó, az érték pedig &lt;TID&gt;/&lt;ArgPos&gt; elemek listája) Ha egy változó legalább két helyen előfordul, „WHERE” feltételt csinálunk, amelyben kimondjuk a két táblaoszlop egyenlőségét (értelemszerűen ahanyadik argumentumpozíció, annyiadik táblaoszlop; <text:s/>jelenleg legfeljebb két oszlopú táblákkal dolgozunk: fogalmak esetén egy oszlopos (subject), relációk esetén két oszlopos (subject, object)).</text:p>
      <text:h text:style-name="Heading_20_1" text:outline-level="1"><text:bookmark text:name="__RefHeading__1226_1272101597"/>Hívási gráf<text:bookmark-end text:name="__RefHeading__1226_1272101597"/></text:h>
      <text:p text:style-name="P11">A <text:span text:style-name="code_5f_char">presql_struct2sql.pl</text:span> h<text:span text:style-name="T2">ívási gráfja:</text:span></text:p>
      <text:p text:style-name="P8"><text:span text:style-name="code_5f_char"><text:span text:style-name="T2">presql_struct2sql_call_graph</text:span></text:span><text:span text:style-name="code_5f_char"><text:span text:style-name="T1">.odg</text:span></text:span></text:p>
      <text:p text:style-name="P9"/>
      <text:p text:style-name="P9"/>
      <text:h text:style-name="P16" text:outline-level="1"><text:bookmark text:name="__RefHeading__1228_1272101597"/>Példák<text:bookmark-end text:name="__RefHeading__1228_1272101597"/></text:h>
      <text:p text:style-name="P12"/>
      <text:p text:style-name="P12">Bemelegítésnek néhány olyan PreSqlStruct amelyben még csak mem_abox kifejezések vannak.</text:p>
      <text:p text:style-name="P8"><text:span text:style-name="code_5f_char"><text:span text:style-name="T1"/></text:span></text:p>
      <text:p text:style-name="code">mem_abox(2,[X],d,[i2,i3,i4,i5])</text:p>
      <text:p text:style-name="P4"><text:span text:style-name="code_5f_char"><text:span text:style-name="T1">SELECT * FROM ( SELECT 'i2' AS subject UNION SELECT 'i3' UNION SELECT 'i4' UNION SELECT 'i5' <text:s/>) as t_2</text:span></text:span></text:p>
      <text:p text:style-name="P5"/>
      <text:p text:style-name="code">union(1,[X],[mem_abox(2,[X],d,[i2,i3]),mem_abox(3,[X],e,[i4])])</text:p>
      <text:p text:style-name="P4"/>
      <text:p text:style-name="P10">SELECT * FROM ( </text:p>
      <text:p text:style-name="P10"><text:s text:c="3"/>(</text:p>
      <text:p text:style-name="P10"><text:s text:c="3"/>SELECT * FROM </text:p>
      <text:p text:style-name="P10"><text:s text:c="6"/>(SELECT 'i2' AS subject UNION SELECT 'i3' <text:s/>) as t_2</text:p>
      <text:p text:style-name="P10"><text:s text:c="3"/>)</text:p>
      <text:p text:style-name="P10"><text:s text:c="3"/>UNION </text:p>
      <text:p text:style-name="P10"><text:s text:c="3"/>(</text:p>
      <text:p text:style-name="P10"><text:s text:c="3"/>SELECT * FROM </text:p>
      <text:p text:style-name="P10"><text:s text:c="6"/>(SELECT 'i4' AS subject ) as t_3</text:p>
      <text:p text:style-name="P10"><text:s text:c="3"/>) </text:p>
      <text:p text:style-name="P10">) AS t_1</text:p>
      <text:p text:style-name="P6"/>
      <text:p text:style-name="P6">eredmény: i2,i3,i4</text:p>
      <text:p text:style-name="P6"/>
      <text:p text:style-name="P7"/>
      <text:p text:style-name="P6"/>
      <text:p text:style-name="code">join(1,[X],[mem_abox(2,[X],a,[1,2,4]),mem_abox(3,[X],b,[2,3])])</text:p>
      <text:p text:style-name="P4"/>
      <text:p text:style-name="P10">SELECT * FROM </text:p>
      <text:p text:style-name="P10">( <text:s text:c="2"/></text:p>
      <text:p text:style-name="P10"><text:s text:c="3"/>SELECT t_2.subject <text:s/>FROM <text:s text:c="2"/></text:p>
      <text:p text:style-name="P10"><text:s text:c="3"/>( </text:p>
      <text:p text:style-name="P10"><text:s text:c="6"/>SELECT * FROM </text:p>
      <text:p text:style-name="P10"><text:s text:c="6"/>( </text:p>
      <text:p text:style-name="P10"><text:s text:c="9"/>SELECT '1' AS subject UNION </text:p>
      <text:p text:style-name="P10"><text:s text:c="9"/>SELECT '2' UNION </text:p>
      <text:p text:style-name="P10"><text:s text:c="9"/>SELECT '4' <text:s/></text:p>
      <text:p text:style-name="P10"><text:s text:c="6"/>) as t_2 </text:p>
      <text:p text:style-name="P10"><text:s text:c="3"/>) </text:p>
      <text:p text:style-name="P10"><text:s text:c="3"/>as t_2 , </text:p>
      <text:p text:style-name="P10"><text:s text:c="3"/>( </text:p>
      <text:p text:style-name="P10"><text:s text:c="6"/>SELECT * FROM </text:p>
      <text:p text:style-name="P10"><text:s text:c="6"/>(</text:p>
      <text:p text:style-name="P10"><text:s text:c="9"/>SELECT '2' AS subject UNION </text:p>
      <text:p text:style-name="P10"><text:s text:c="9"/>SELECT '3' <text:s/></text:p>
      <text:p text:style-name="P10"><text:s text:c="6"/>) as t_3 </text:p>
      <text:p text:style-name="P10"><text:s text:c="3"/>) </text:p>
      <text:p text:style-name="P10"><text:s text:c="3"/>as t_3 <text:s text:c="3"/></text:p>
      <text:p text:style-name="P10"><text:s text:c="3"/>WHERE true <text:s/>and <text:s/>t_2.subject = t_3.subject <text:s/></text:p>
      <text:p text:style-name="P10">)</text:p>
      <text:p text:style-name="P10">AS t_1</text:p>
      <text:p text:style-name="P10"/>
      <text:p text:style-name="P6">eredmény: i2</text:p>
      <text:p text:style-name="P7">Egy olyan példa, amelyben adatbázisban tárolt táblák is szerepelnek:</text:p>
      <text:p text:style-name="P6">Legyen adott a következő B fogalom:</text:p>
      <text:p text:style-name="P6"/>
      <text:p text:style-name="P6"><draw:frame draw:style-name="fr1" draw:name="Objektum1" text:anchor-type="as-char" svg:width="1.558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Standard">dbtest.tst</text:p>
            <text:p text:style-name="P6"/>
            <text:p text:style-name="code">dbConnection(dsn1, table1).</text:p>
            <text:p text:style-name="code">dbAccess(b/1, dsn1, query('SELECT subject from items where b')).</text:p>
            <text:p text:style-name="code">dbAccess(not(b)/1, dsn1, query('SELECT subject from items where not b')).</text:p>
            <text:p text:style-name="code">dbAccess(a/2, dsn1, query('SELECT subject, object from relationship_a')).</text:p>
            <text:p text:style-name="code">dbAccess(d/1, dsn1, query('SELECT subject from items where d')).</text:p>
            <text:p text:style-name="code">dbAccess(not(d)/1, dsn1, query('SELECT subject from items where not d')).</text:p>
            <text:p text:style-name="code"/>
            <text:p text:style-name="code">dbAccess(e/2, dsn1, query('SELECT subject,object from relationship_e')).</text:p>
            <text:p text:style-name="code"/>
            <text:p text:style-name="code">implies(and([some(arole(e),aconcept(d))]),aconcept(b)).</text:p>
          </table:table-cell>
        </table:table-row>
      </table:table>
      <text:p text:style-name="P6"/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code">Query = (normal(b)-[X]),</text:p>
            <text:p text:style-name="Standard">% a<text:span text:style-name="T4"> test_file_to_sql/4</text:span> a query_predicates_to_sql.pl-ben található</text:p>
            <text:p text:style-name="code">test_file_to_sql('dbtest.tst',_,true,Query). </text:p>
          </table:table-cell>
        </table:table-row>
      </table:table>
      <text:p text:style-name="P6"/>
      <text:p text:style-name="P6"/>
      <text:p text:style-name="P7"/>
      <text:p text:style-name="code">union(3, [_G478], [join(2, [_G478], [sql_abox(4, [_G478, _G22085], e), sql_abox(5, [_G22085], d)]), sql_abox(6, [_G478], b)])</text:p>
      <text:p text:style-name="code"/>
      <text:p text:style-name="P6"/>
      <text:p text:style-name="code">SELECT * FROM </text:p>
      <text:p text:style-name="code">( </text:p>
      <text:p text:style-name="code"><text:s text:c="3"/>(</text:p>
      <text:p text:style-name="code"><text:s text:c="6"/>SELECT * FROM </text:p>
      <text:p text:style-name="code"><text:s text:c="6"/>( </text:p>
      <text:p text:style-name="code"><text:s text:c="9"/>SELECT t_4.subject <text:s/>FROM <text:s text:c="2"/></text:p>
      <text:p text:style-name="code"><text:s text:c="9"/>( </text:p>
      <text:p text:style-name="code"><text:s text:c="12"/>SELECT * FROM </text:p>
      <text:p text:style-name="code"><text:s text:c="12"/>(</text:p>
      <text:p text:style-name="code"><text:s text:c="15"/>SELECT subject,object from relationship_e</text:p>
      <text:p text:style-name="code"><text:s text:c="12"/>) AS t_4 </text:p>
      <text:p text:style-name="code"><text:s text:c="9"/>) as t_4 , </text:p>
      <text:p text:style-name="code"><text:s text:c="9"/>( </text:p>
      <text:p text:style-name="code"><text:s text:c="12"/>SELECT * FROM </text:p>
      <text:p text:style-name="code"><text:s text:c="12"/>(</text:p>
      <text:p text:style-name="code"><text:s text:c="15"/>SELECT subject from items where d</text:p>
      <text:p text:style-name="code"><text:s text:c="12"/>) AS t_5 </text:p>
      <text:p text:style-name="code"><text:s text:c="9"/>) as t_5 </text:p>
      <text:p text:style-name="code"><text:s text:c="9"/>WHERE true <text:s/>and <text:s/>t_4.object = t_5.subject <text:s/></text:p>
      <text:p text:style-name="code"><text:s text:c="6"/>) AS t_2</text:p>
      <text:p text:style-name="code"><text:s text:c="3"/>) </text:p>
      <text:p text:style-name="code"><text:s text:c="3"/>UNION </text:p>
      <text:p text:style-name="code"><text:s text:c="3"/>(</text:p>
      <text:p text:style-name="code"><text:s text:c="6"/>SELECT * FROM </text:p>
      <text:p text:style-name="code"><text:s text:c="6"/>(</text:p>
      <text:p text:style-name="code"><text:s text:c="6"/>SELECT subject from items where b</text:p>
      <text:p text:style-name="code"><text:s text:c="6"/>) AS t_6</text:p>
      <text:p text:style-name="code"><text:s text:c="3"/>) </text:p>
      <text:p text:style-name="code">) AS t_3</text:p>
      <text:p text:style-name="P3"/>
      <text:p text:style-name="Standard"/>
      <text:p text:style-name="Text_20_body"/>
      <text:p text:style-name="Text_20_body">További példákért lásd: <text:span text:style-name="code_5f_char">debug/presql_struct_mem_test_01.pl</text:span></text:p>
      <text:p text:style-name="Text_20_body">(csak mem_abox-os példák vannak benne)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adornments="Félkövér" style:font-family-generic="modern" style:font-pitch="fixed"/>
    <style:font-face style:name="Courier New1" svg:font-family="'Courier New'" style:font-adornments="Normá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21cm" fo:margin-bottom="0.409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Courier New" fo:font-size="11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code_5f_char" style:display-name="code_char" style:family="text">
      <style:text-properties style:font-name="Courier New1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6T19:38:48.39</meta:creation-date>
    <meta:editing-duration>PT08H47M04S</meta:editing-duration>
    <meta:editing-cycles>52</meta:editing-cycles>
    <meta:generator>OpenOffice.org/3.2$Win32 OpenOffice.org_project/320m12$Build-9483</meta:generator>
    <dc:title>numhier30</dc:title>
    <meta:initial-creator>A B</meta:initial-creator>
    <dc:date>2011-01-10T18:43:04.31</dc:date>
    <dc:creator>Levente Zsíros</dc:creator>
    <meta:document-statistic meta:table-count="4" meta:image-count="0" meta:object-count="1" meta:page-count="1" meta:paragraph-count="160" meta:word-count="804" meta:character-count="6622"/>
    <meta:user-defined meta:name="Információ 1"/>
    <meta:user-defined meta:name="Információ 2"/>
    <meta:user-defined meta:name="Információ 3"/>
    <meta:user-defined meta:name="Információ 4"/>
    <meta:template xlink:type="simple" xlink:actuate="onRequest" xlink:title="numhier30" xlink:href="../../../../../Application%20Data/OpenOffice.org/3/user/template/numhier30.ott" meta:date="2009-09-16T19:38:49"/>
  </office:meta>
</office:document-meta>
</file>

<file path=Object 1/content.xml><?xml version="1.0" encoding="utf-8"?>
<math xmlns="http://www.w3.org/1998/Math/MathML">
  <semantics>
    <mrow>
      <mi>B</mi>
      <mi mathvariant="normal">⊆</mi>
      <mi mathvariant="italic">E.D</mi>
    </mrow>
    <annotation encoding="StarMath 5.0">B  subseteq E.D</annotation>
  </semantics>
</math>
</file>